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horizontal-align="center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26cm" svg:height="0.783cm" draw:transform="skewX (0.000698131700797735) rotate (1.55299396842455) translate (6.18374255212501cm 8.3498032603405cm)" svg:viewBox="0 0 6261 784" svg:d="M6178 716c-449-34-2508-103-3449-110-940-7-2102 163-2366 178-176 10-501-677-299-701 203-23 1924-77 2843-82 919-6 2619 34 3129 9 141 2 339 709 142 706z">
          <text:p/>
        </draw:path>
        <draw:path draw:style-name="gr1" draw:text-style-name="P1" draw:layer="layout" svg:width="1.034cm" svg:height="4.552cm" draw:transform="rotate (2.40436557754739) translate (3.807550299837cm 9.2291223503917cm)" svg:viewBox="0 0 1035 4553" svg:d="M25 3858c315-265 348-474 375-808 83-994-101-2495-29-2974 22-159 706-60 662 214-90 534 4 1971-30 2429-37 458 67 1271-496 1791-251 232-605-552-482-652z">
          <text:p/>
        </draw:path>
        <draw:path draw:style-name="gr2" draw:text-style-name="P1" draw:layer="layout" svg:width="3.866cm" svg:height="4.388cm" svg:x="2.99cm" svg:y="2.005cm" svg:viewBox="0 0 3867 4389" svg:d="M3329 4335c-1725 212-3348-169-3329-1748 22-1845 1476-2394 3740-2587 188-9 193 754-160 808-1148 119-3061 77-2959 1588 79 1184 1710 1360 2798 1145z">
          <text:p/>
        </draw:path>
        <draw:path draw:style-name="gr1" draw:text-style-name="P1" draw:layer="layout" svg:width="0.903cm" svg:height="0.661cm" draw:transform="rotate (-2.15757602131539) translate (7.100991107104cm 8.022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7.136991107104cm 2.158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6.82399110710401cm 5.698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3.981991107104cm 8.3706151038323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6:45:05.681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7"/>
  </office:meta>
</office:document-meta>
</file>